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8d310"/>
    </style:style>
    <style:style style:name="P2" style:family="paragraph" style:parent-style-name="Standard">
      <style:text-properties officeooo:rsid="0018d310" officeooo:paragraph-rsid="0018d310"/>
    </style:style>
    <style:style style:name="P3" style:family="paragraph" style:parent-style-name="Standard">
      <style:paragraph-properties fo:text-align="center" style:justify-single-word="false"/>
      <style:text-properties fo:font-weight="bold" officeooo:rsid="0018d310" officeooo:paragraph-rsid="0018d310" style:font-weight-asian="bold" style:font-weight-complex="bold"/>
    </style:style>
    <style:style style:name="P4" style:family="paragraph" style:parent-style-name="Standard">
      <style:text-properties fo:font-weight="bold" officeooo:rsid="0021afdc" officeooo:paragraph-rsid="0022eec9" style:font-weight-asian="bold" style:font-weight-complex="bold"/>
    </style:style>
    <style:style style:name="P5" style:family="paragraph" style:parent-style-name="Standard">
      <style:paragraph-properties fo:text-align="center" style:justify-single-word="false"/>
      <style:text-properties officeooo:paragraph-rsid="0018d310"/>
    </style:style>
    <style:style style:name="P6" style:family="paragraph" style:parent-style-name="Standard">
      <style:text-properties officeooo:rsid="001a3517" officeooo:paragraph-rsid="001a3517"/>
    </style:style>
    <style:style style:name="P7" style:family="paragraph" style:parent-style-name="Standard">
      <style:text-properties officeooo:rsid="001a3517" officeooo:paragraph-rsid="001b8aa6"/>
    </style:style>
    <style:style style:name="P8" style:family="paragraph" style:parent-style-name="Standard">
      <style:text-properties officeooo:rsid="001a3517" officeooo:paragraph-rsid="001c812a"/>
    </style:style>
    <style:style style:name="P9" style:family="paragraph" style:parent-style-name="Standard">
      <style:text-properties officeooo:rsid="001a3517" officeooo:paragraph-rsid="0021afdc"/>
    </style:style>
    <style:style style:name="P10" style:family="paragraph" style:parent-style-name="Standard">
      <style:text-properties officeooo:rsid="001a3517" officeooo:paragraph-rsid="0022eec9"/>
    </style:style>
    <style:style style:name="P11" style:family="paragraph" style:parent-style-name="Standard">
      <style:text-properties officeooo:rsid="001a3517" officeooo:paragraph-rsid="00289972"/>
    </style:style>
    <style:style style:name="P12" style:family="paragraph" style:parent-style-name="Standard">
      <style:text-properties officeooo:rsid="001a3517" officeooo:paragraph-rsid="002917c2"/>
    </style:style>
    <style:style style:name="P13" style:family="paragraph" style:parent-style-name="Standard">
      <style:text-properties officeooo:rsid="001a3517" officeooo:paragraph-rsid="0029a29e"/>
    </style:style>
    <style:style style:name="P14" style:family="paragraph" style:parent-style-name="Standard">
      <style:text-properties fo:font-style="normal" fo:font-weight="bold" officeooo:rsid="00203d7d" officeooo:paragraph-rsid="00203d7d" style:font-style-asian="normal" style:font-weight-asian="bold" style:font-style-complex="normal" style:font-weight-complex="bold"/>
    </style:style>
    <style:style style:name="P15"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16" style:family="paragraph" style:parent-style-name="Standard">
      <style:text-properties fo:font-style="normal" fo:font-weight="normal" officeooo:rsid="0021afdc" officeooo:paragraph-rsid="0021afdc" style:font-style-asian="normal" style:font-weight-asian="normal" style:font-style-complex="normal" style:font-weight-complex="normal"/>
    </style:style>
    <style:style style:name="P17" style:family="paragraph" style:parent-style-name="Standard">
      <style:text-properties fo:font-style="normal" fo:font-weight="normal" officeooo:rsid="001a3517" officeooo:paragraph-rsid="0021afdc" style:font-style-asian="normal" style:font-weight-asian="normal" style:font-style-complex="normal" style:font-weight-complex="normal"/>
    </style:style>
    <style:style style:name="P18" style:family="paragraph" style:parent-style-name="Standard">
      <style:text-properties officeooo:rsid="00289972" officeooo:paragraph-rsid="00289972"/>
    </style:style>
    <style:style style:name="P19" style:family="paragraph" style:parent-style-name="Standard">
      <style:text-properties officeooo:rsid="0029a6eb" officeooo:paragraph-rsid="0029a6eb"/>
    </style:style>
    <style:style style:name="P20" style:family="paragraph" style:parent-style-name="Standard">
      <style:text-properties officeooo:rsid="0026f759" officeooo:paragraph-rsid="0026f759"/>
    </style:style>
    <style:style style:name="P21" style:family="paragraph" style:parent-style-name="Standard">
      <style:text-properties officeooo:rsid="002c3b4e" officeooo:paragraph-rsid="002c3b4e"/>
    </style:style>
    <style:style style:name="P22" style:family="paragraph" style:parent-style-name="Standard">
      <style:text-properties officeooo:rsid="002d57d1" officeooo:paragraph-rsid="002d57d1"/>
    </style:style>
    <style:style style:name="P23" style:family="paragraph" style:parent-style-name="Standard">
      <style:paragraph-properties fo:margin-left="0.4925in" fo:margin-right="0in" fo:text-indent="0in" style:auto-text-indent="false"/>
      <style:text-properties officeooo:rsid="001a3517" officeooo:paragraph-rsid="001a3517"/>
    </style:style>
    <style:style style:name="P24" style:family="paragraph" style:parent-style-name="Standard">
      <style:paragraph-properties fo:margin-left="0.4925in" fo:margin-right="0in" fo:text-indent="0in" style:auto-text-indent="false"/>
      <style:text-properties officeooo:rsid="001c812a" officeooo:paragraph-rsid="001c812a"/>
    </style:style>
    <style:style style:name="P25" style:family="paragraph" style:parent-style-name="Standard">
      <style:paragraph-properties fo:margin-left="0.4925in" fo:margin-right="0in" fo:text-indent="0in" style:auto-text-indent="false"/>
      <style:text-properties officeooo:rsid="001c812a" officeooo:paragraph-rsid="001cda7c"/>
    </style:style>
    <style:style style:name="P26" style:family="paragraph" style:parent-style-name="Standard">
      <style:paragraph-properties fo:margin-left="0.4925in" fo:margin-right="0in" fo:text-indent="0in" style:auto-text-indent="false"/>
      <style:text-properties fo:font-weight="normal" officeooo:rsid="0022eec9" officeooo:paragraph-rsid="0022eec9" style:font-weight-asian="normal" style:font-weight-complex="normal"/>
    </style:style>
    <style:style style:name="P27" style:family="paragraph" style:parent-style-name="Standard">
      <style:paragraph-properties fo:margin-left="0.4925in" fo:margin-right="0in" fo:text-indent="0in" style:auto-text-indent="false"/>
      <style:text-properties fo:font-weight="normal" officeooo:rsid="0022eec9" officeooo:paragraph-rsid="00245147" style:font-weight-asian="normal" style:font-weight-complex="normal"/>
    </style:style>
    <style:style style:name="P28" style:family="paragraph" style:parent-style-name="Standard">
      <style:paragraph-properties fo:margin-left="0.4925in" fo:margin-right="0in" fo:text-indent="0in" style:auto-text-indent="false"/>
      <style:text-properties fo:font-weight="normal" officeooo:rsid="00245147" officeooo:paragraph-rsid="00245147" style:font-weight-asian="normal" style:font-weight-complex="normal"/>
    </style:style>
    <style:style style:name="P29"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203d7d" style:font-size-asian="10pt" style:font-weight-asian="normal" style:font-size-complex="10pt" style:font-weight-complex="normal"/>
    </style:style>
    <style:style style:name="P30" style:family="paragraph" style:parent-style-name="Standard">
      <style:paragraph-properties fo:margin-left="0.4925in" fo:margin-right="0in" fo:text-indent="0in" style:auto-text-indent="false"/>
      <style:text-properties officeooo:rsid="0021afdc" officeooo:paragraph-rsid="0021afdc"/>
    </style:style>
    <style:style style:name="P31" style:family="paragraph" style:parent-style-name="Standard">
      <style:paragraph-properties fo:margin-left="0.4925in" fo:margin-right="0in" fo:text-indent="0in" style:auto-text-indent="false"/>
      <style:text-properties officeooo:rsid="0022eec9" officeooo:paragraph-rsid="0022eec9"/>
    </style:style>
    <style:style style:name="P32" style:family="paragraph" style:parent-style-name="Standard">
      <style:paragraph-properties fo:margin-left="0.4925in" fo:margin-right="0in" fo:text-indent="0in" style:auto-text-indent="false"/>
      <style:text-properties fo:font-style="normal" officeooo:rsid="001b8aa6" officeooo:paragraph-rsid="0026f759" style:font-style-asian="normal" style:font-style-complex="normal"/>
    </style:style>
    <style:style style:name="P33" style:family="paragraph" style:parent-style-name="Standard">
      <style:paragraph-properties fo:margin-left="0.4925in" fo:margin-right="0in" fo:text-indent="0in" style:auto-text-indent="false"/>
      <style:text-properties fo:font-style="normal" officeooo:rsid="001b8aa6" officeooo:paragraph-rsid="0029a29e" style:font-style-asian="normal" style:font-style-complex="normal"/>
    </style:style>
    <style:style style:name="P34" style:family="paragraph" style:parent-style-name="Standard">
      <style:paragraph-properties fo:margin-left="0.4925in" fo:margin-right="0in" fo:text-indent="0in" style:auto-text-indent="false"/>
      <style:text-properties fo:font-style="normal" officeooo:rsid="001c812a" officeooo:paragraph-rsid="001c812a" style:font-style-asian="normal" style:font-style-complex="normal"/>
    </style:style>
    <style:style style:name="P35" style:family="paragraph" style:parent-style-name="Standard">
      <style:paragraph-properties fo:margin-left="0.4925in" fo:margin-right="0in" fo:text-indent="0in" style:auto-text-indent="false"/>
      <style:text-properties fo:font-style="normal" officeooo:rsid="001e65c4" officeooo:paragraph-rsid="001e65c4" style:font-style-asian="normal" style:font-style-complex="normal"/>
    </style:style>
    <style:style style:name="P36" style:family="paragraph" style:parent-style-name="Standard">
      <style:paragraph-properties fo:margin-left="0.4925in" fo:margin-right="0in" fo:text-indent="0in" style:auto-text-indent="false"/>
      <style:text-properties fo:font-style="normal" officeooo:rsid="0022eec9" officeooo:paragraph-rsid="0021afdc" style:font-style-asian="normal" style:font-style-complex="normal"/>
    </style:style>
    <style:style style:name="P37" style:family="paragraph" style:parent-style-name="Standard">
      <style:paragraph-properties fo:margin-left="0.4925in" fo:margin-right="0in" fo:text-indent="0in" style:auto-text-indent="false"/>
      <style:text-properties fo:font-style="normal" officeooo:rsid="0026f759" officeooo:paragraph-rsid="0026f759" style:font-style-asian="normal" style:font-style-complex="normal"/>
    </style:style>
    <style:style style:name="P38" style:family="paragraph" style:parent-style-name="Standard">
      <style:paragraph-properties fo:margin-left="0.4925in" fo:margin-right="0in" fo:text-indent="0in" style:auto-text-indent="false"/>
      <style:text-properties fo:font-style="normal" officeooo:rsid="00289972" officeooo:paragraph-rsid="00289972" style:font-style-asian="normal" style:font-style-complex="normal"/>
    </style:style>
    <style:style style:name="P39" style:family="paragraph" style:parent-style-name="Standard">
      <style:paragraph-properties fo:margin-left="0.4925in" fo:margin-right="0in" fo:text-indent="0in" style:auto-text-indent="false"/>
      <style:text-properties fo:font-style="normal" fo:font-weight="normal" officeooo:rsid="0022eec9" officeooo:paragraph-rsid="0022eec9" style:font-style-asian="normal" style:font-weight-asian="normal" style:font-style-complex="normal" style:font-weight-complex="normal"/>
    </style:style>
    <style:style style:name="P40" style:family="paragraph" style:parent-style-name="Standard">
      <style:paragraph-properties fo:margin-left="0.4925in" fo:margin-right="0in" fo:text-indent="0in" style:auto-text-indent="false"/>
      <style:text-properties fo:font-style="normal" fo:font-weight="normal" officeooo:rsid="00245147" officeooo:paragraph-rsid="00245147" style:font-style-asian="normal" style:font-weight-asian="normal" style:font-style-complex="normal" style:font-weight-complex="normal"/>
    </style:style>
    <style:style style:name="P41" style:family="paragraph" style:parent-style-name="Standard">
      <style:paragraph-properties fo:margin-left="0.4925in" fo:margin-right="0in" fo:text-indent="0in" style:auto-text-indent="false"/>
      <style:text-properties fo:font-style="normal" fo:font-weight="normal" officeooo:rsid="001b8aa6" officeooo:paragraph-rsid="00289972" style:font-style-asian="normal" style:font-weight-asian="normal" style:font-style-complex="normal" style:font-weight-complex="normal"/>
    </style:style>
    <style:style style:name="P42" style:family="paragraph" style:parent-style-name="Standard" style:master-page-name="">
      <style:paragraph-properties fo:margin-left="0.4925in" fo:margin-right="0in" fo:text-indent="0in" style:auto-text-indent="false" style:page-number="auto" fo:keep-with-next="always"/>
      <style:text-properties style:font-name="Liberation Mono" fo:font-size="10pt" officeooo:rsid="002c3b4e" officeooo:paragraph-rsid="002c3b4e" style:font-size-asian="10pt" style:font-size-complex="10pt"/>
    </style:style>
    <style:style style:name="P43" style:family="paragraph" style:parent-style-name="Standard">
      <style:paragraph-properties fo:margin-left="0.4925in" fo:margin-right="0in" fo:text-indent="0in" style:auto-text-indent="false" fo:keep-with-next="always"/>
      <style:text-properties style:font-name="Liberation Mono" fo:font-size="10pt" officeooo:rsid="002c3b4e" officeooo:paragraph-rsid="002c3b4e" style:font-size-asian="10pt" style:font-size-complex="10pt"/>
    </style:style>
    <style:style style:name="P44" style:family="paragraph" style:parent-style-name="Standard">
      <style:paragraph-properties fo:margin-left="0in" fo:margin-right="0in" fo:text-indent="0in" style:auto-text-indent="false"/>
      <style:text-properties fo:font-weight="normal" officeooo:rsid="0021afdc" officeooo:paragraph-rsid="0022eec9" style:font-weight-asian="normal" style:font-weight-complex="normal"/>
    </style:style>
    <style:style style:name="P45" style:family="paragraph" style:parent-style-name="Standard">
      <style:paragraph-properties fo:margin-left="0in" fo:margin-right="0in" fo:text-indent="0in" style:auto-text-indent="false"/>
      <style:text-properties fo:font-style="normal" officeooo:rsid="001c812a" officeooo:paragraph-rsid="001c812a" style:font-style-asian="normal" style:font-style-complex="normal"/>
    </style:style>
    <style:style style:name="P46" style:family="paragraph" style:parent-style-name="Standard">
      <style:paragraph-properties fo:margin-left="0in" fo:margin-right="0in" fo:text-indent="0in" style:auto-text-indent="false"/>
      <style:text-properties fo:font-style="normal" officeooo:rsid="001c812a" officeooo:paragraph-rsid="0029a29e" style:font-style-asian="normal" style:font-style-complex="normal"/>
    </style:style>
    <style:style style:name="P47" style:family="paragraph" style:parent-style-name="Standard">
      <style:paragraph-properties fo:margin-left="0in" fo:margin-right="0in" fo:text-indent="0in" style:auto-text-indent="false"/>
      <style:text-properties fo:font-style="normal" officeooo:rsid="0029a29e" officeooo:paragraph-rsid="0029a29e" style:font-style-asian="normal" style:font-style-complex="normal"/>
    </style:style>
    <style:style style:name="P48" style:family="paragraph" style:parent-style-name="Standard">
      <style:paragraph-properties fo:margin-left="0in" fo:margin-right="0in" fo:text-indent="0in" style:auto-text-indent="false"/>
      <style:text-properties fo:font-style="normal" officeooo:rsid="001b8aa6" officeooo:paragraph-rsid="0029a29e" style:font-style-asian="normal" style:font-style-complex="normal"/>
    </style:style>
    <style:style style:name="P49" style:family="paragraph" style:parent-style-name="Standard">
      <style:paragraph-properties fo:margin-left="0in" fo:margin-right="0in" fo:text-indent="0in" style:auto-text-indent="false"/>
      <style:text-properties fo:font-style="normal" fo:font-weight="normal" officeooo:rsid="0021afdc" officeooo:paragraph-rsid="0022eec9" style:font-style-asian="normal" style:font-weight-asian="normal" style:font-style-complex="normal" style:font-weight-complex="normal"/>
    </style:style>
    <style:style style:name="P50" style:family="paragraph" style:parent-style-name="Standard">
      <style:paragraph-properties fo:margin-left="0in" fo:margin-right="0in" fo:text-indent="0in" style:auto-text-indent="false"/>
      <style:text-properties fo:font-style="normal" fo:font-weight="normal" officeooo:rsid="001b8aa6" officeooo:paragraph-rsid="00289972" style:font-style-asian="normal" style:font-weight-asian="normal" style:font-style-complex="normal" style:font-weight-complex="normal"/>
    </style:style>
    <style:style style:name="P51" style:family="paragraph" style:parent-style-name="Standard">
      <style:paragraph-properties fo:margin-left="0in" fo:margin-right="0in" fo:text-indent="0in" style:auto-text-indent="false"/>
      <style:text-properties fo:font-style="normal" fo:font-weight="bold" officeooo:rsid="00289972" officeooo:paragraph-rsid="002917c2" style:font-style-asian="normal" style:font-weight-asian="bold" style:font-style-complex="normal" style:font-weight-complex="bold"/>
    </style:style>
    <style:style style:name="P52" style:family="paragraph" style:parent-style-name="Standard" style:master-page-name="">
      <style:paragraph-properties fo:margin-left="1in" fo:margin-right="0in" fo:text-indent="-0.4902in" style:auto-text-indent="false" style:page-number="auto">
        <style:tab-stops/>
      </style:paragraph-properties>
      <style:text-properties officeooo:rsid="001cda7c" officeooo:paragraph-rsid="001cda7c"/>
    </style:style>
    <style:style style:name="P53" style:family="paragraph" style:parent-style-name="Standard">
      <style:paragraph-properties fo:margin-left="1in" fo:margin-right="0in" fo:text-indent="-0.4902in" style:auto-text-indent="false">
        <style:tab-stops/>
      </style:paragraph-properties>
      <style:text-properties officeooo:rsid="001cda7c" officeooo:paragraph-rsid="001cda7c"/>
    </style:style>
    <style:style style:name="P54" style:family="paragraph" style:parent-style-name="Standard">
      <style:paragraph-properties fo:margin-left="0.9846in" fo:margin-right="0in" fo:text-indent="0in" style:auto-text-indent="false"/>
      <style:text-properties fo:font-weight="normal" officeooo:rsid="0022eec9" officeooo:paragraph-rsid="00245147" style:font-weight-asian="normal" style:font-weight-complex="normal"/>
    </style:style>
    <style:style style:name="P55" style:family="paragraph" style:parent-style-name="Standard">
      <style:paragraph-properties fo:margin-left="0.9846in" fo:margin-right="0in" fo:text-indent="0in" style:auto-text-indent="false"/>
      <style:text-properties fo:font-weight="normal" officeooo:rsid="00245147" officeooo:paragraph-rsid="00245147" style:font-weight-asian="normal" style:font-weight-complex="normal"/>
    </style:style>
    <style:style style:name="P56" style:family="paragraph" style:parent-style-name="Standard" style:master-page-name="">
      <style:paragraph-properties style:page-number="auto" fo:keep-with-next="always"/>
      <style:text-properties officeooo:rsid="001a3517" officeooo:paragraph-rsid="00289972"/>
    </style:style>
    <style:style style:name="P57" style:family="paragraph" style:parent-style-name="Standard" style:list-style-name="L1">
      <style:text-properties officeooo:rsid="002c3b4e" officeooo:paragraph-rsid="002c3b4e"/>
    </style:style>
    <style:style style:name="P58" style:family="paragraph" style:parent-style-name="Standard">
      <style:text-properties officeooo:paragraph-rsid="0018d310"/>
    </style:style>
    <style:style style:name="P59" style:family="paragraph" style:parent-style-name="Standard">
      <style:paragraph-properties fo:margin-left="0in" fo:margin-right="0in" fo:text-indent="0in" style:auto-text-indent="false"/>
      <style:text-properties fo:font-style="normal" fo:font-weight="normal" officeooo:rsid="0021afdc" officeooo:paragraph-rsid="0022eec9" style:font-style-asian="normal" style:font-weight-asian="normal" style:font-style-complex="normal" style:font-weight-complex="normal"/>
    </style:style>
    <style:style style:name="P60" style:family="paragraph" style:parent-style-name="Standard">
      <style:paragraph-properties fo:margin-left="0in" fo:margin-right="0in" fo:text-indent="0in" style:auto-text-indent="false"/>
      <style:text-properties fo:font-style="normal" fo:font-weight="normal" officeooo:rsid="002edc62" officeooo:paragraph-rsid="002edc62" style:font-style-asian="normal" style:font-weight-asian="normal" style:font-style-complex="normal" style:font-weight-complex="normal"/>
    </style:style>
    <style:style style:name="P61"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1a3517"/>
    </style:style>
    <style:style style:name="T2" style:family="text">
      <style:text-properties fo:font-style="italic" style:font-style-asian="italic" style:font-style-complex="italic"/>
    </style:style>
    <style:style style:name="T3" style:family="text">
      <style:text-properties fo:font-style="italic" officeooo:rsid="001b8aa6" style:font-style-asian="italic" style:font-style-complex="italic"/>
    </style:style>
    <style:style style:name="T4" style:family="text">
      <style:text-properties fo:font-style="italic" officeooo:rsid="0022eec9" style:font-style-asian="italic" style:font-style-complex="italic"/>
    </style:style>
    <style:style style:name="T5" style:family="text">
      <style:text-properties fo:font-style="italic" officeooo:rsid="00255346" style:font-style-asian="italic" style:font-style-complex="italic"/>
    </style:style>
    <style:style style:name="T6" style:family="text">
      <style:text-properties fo:font-style="italic" officeooo:rsid="0026f759" style:font-style-asian="italic" style:font-style-complex="italic"/>
    </style:style>
    <style:style style:name="T7" style:family="text">
      <style:text-properties fo:font-style="italic" officeooo:rsid="00289972" style:font-style-asian="italic" style:font-style-complex="italic"/>
    </style:style>
    <style:style style:name="T8" style:family="text">
      <style:text-properties fo:font-style="italic" fo:font-weight="normal" officeooo:rsid="001c812a" style:font-style-asian="italic" style:font-weight-asian="normal" style:font-style-complex="italic" style:font-weight-complex="normal"/>
    </style:style>
    <style:style style:name="T9" style:family="text">
      <style:text-properties fo:font-style="italic" fo:font-weight="normal" officeooo:rsid="001cda7c" style:font-style-asian="italic" style:font-weight-asian="normal" style:font-style-complex="italic" style:font-weight-complex="normal"/>
    </style:style>
    <style:style style:name="T10" style:family="text">
      <style:text-properties fo:font-style="italic" fo:font-weight="normal" officeooo:rsid="0021afdc" style:font-style-asian="italic" style:font-weight-asian="normal" style:font-style-complex="italic" style:font-weight-complex="normal"/>
    </style:style>
    <style:style style:name="T11" style:family="text">
      <style:text-properties fo:font-style="italic" fo:font-weight="normal" officeooo:rsid="0022eec9" style:font-style-asian="italic" style:font-weight-asian="normal" style:font-style-complex="italic" style:font-weight-complex="normal"/>
    </style:style>
    <style:style style:name="T12" style:family="text">
      <style:text-properties fo:font-style="italic" fo:font-weight="normal" officeooo:rsid="00289972" style:font-style-asian="italic" style:font-weight-asian="normal" style:font-style-complex="italic" style:font-weight-complex="normal"/>
    </style:style>
    <style:style style:name="T13" style:family="text">
      <style:text-properties fo:font-style="italic" fo:font-weight="normal" officeooo:rsid="002917c2" style:font-style-asian="italic" style:font-weight-asian="normal" style:font-style-complex="italic" style:font-weight-complex="normal"/>
    </style:style>
    <style:style style:name="T14" style:family="text">
      <style:text-properties fo:font-style="italic" fo:font-weight="normal" officeooo:rsid="0029a29e" style:font-style-asian="italic" style:font-weight-asian="normal" style:font-style-complex="italic" style:font-weight-complex="normal"/>
    </style:style>
    <style:style style:name="T15" style:family="text">
      <style:text-properties fo:font-style="italic" fo:font-weight="normal" officeooo:rsid="002a592e" style:font-style-asian="italic" style:font-weight-asian="normal" style:font-style-complex="italic" style:font-weight-complex="normal"/>
    </style:style>
    <style:style style:name="T16" style:family="text">
      <style:text-properties fo:font-weight="bold" style:font-weight-asian="bold" style:font-weight-complex="bold"/>
    </style:style>
    <style:style style:name="T17" style:family="text">
      <style:text-properties fo:font-weight="bold" officeooo:rsid="001b8aa6" style:font-weight-asian="bold" style:font-weight-complex="bold"/>
    </style:style>
    <style:style style:name="T18" style:family="text">
      <style:text-properties fo:font-weight="bold" officeooo:rsid="001c812a" style:font-weight-asian="bold" style:font-weight-complex="bold"/>
    </style:style>
    <style:style style:name="T19" style:family="text">
      <style:text-properties fo:font-weight="bold" officeooo:rsid="001cda7c" style:font-weight-asian="bold" style:font-weight-complex="bold"/>
    </style:style>
    <style:style style:name="T20" style:family="text">
      <style:text-properties fo:font-weight="bold" officeooo:rsid="0021afdc" style:font-weight-asian="bold" style:font-weight-complex="bold"/>
    </style:style>
    <style:style style:name="T21" style:family="text">
      <style:text-properties fo:font-weight="bold" officeooo:rsid="0022eec9" style:font-weight-asian="bold" style:font-weight-complex="bold"/>
    </style:style>
    <style:style style:name="T22" style:family="text">
      <style:text-properties fo:font-weight="bold" officeooo:rsid="0026f759" style:font-weight-asian="bold" style:font-weight-complex="bold"/>
    </style:style>
    <style:style style:name="T23" style:family="text">
      <style:text-properties fo:font-weight="bold" officeooo:rsid="00289972" style:font-weight-asian="bold" style:font-weight-complex="bold"/>
    </style:style>
    <style:style style:name="T24" style:family="text">
      <style:text-properties fo:font-style="normal" style:font-style-asian="normal" style:font-style-complex="normal"/>
    </style:style>
    <style:style style:name="T25" style:family="text">
      <style:text-properties fo:font-style="normal" officeooo:rsid="001b8aa6" style:font-style-asian="normal" style:font-style-complex="normal"/>
    </style:style>
    <style:style style:name="T26" style:family="text">
      <style:text-properties fo:font-style="normal" officeooo:rsid="001cda7c" style:font-style-asian="normal" style:font-style-complex="normal"/>
    </style:style>
    <style:style style:name="T27" style:family="text">
      <style:text-properties fo:font-style="normal" officeooo:rsid="001e65c4" style:font-style-asian="normal" style:font-style-complex="normal"/>
    </style:style>
    <style:style style:name="T28" style:family="text">
      <style:text-properties fo:font-style="normal" officeooo:rsid="0022eec9" style:font-style-asian="normal" style:font-style-complex="normal"/>
    </style:style>
    <style:style style:name="T29" style:family="text">
      <style:text-properties fo:font-style="normal" officeooo:rsid="00245147" style:font-style-asian="normal" style:font-style-complex="normal"/>
    </style:style>
    <style:style style:name="T30" style:family="text">
      <style:text-properties fo:font-style="normal" officeooo:rsid="00255346" style:font-style-asian="normal" style:font-style-complex="normal"/>
    </style:style>
    <style:style style:name="T31" style:family="text">
      <style:text-properties fo:font-style="normal" officeooo:rsid="0026f759" style:font-style-asian="normal" style:font-style-complex="normal"/>
    </style:style>
    <style:style style:name="T32" style:family="text">
      <style:text-properties fo:font-style="normal" officeooo:rsid="002917c2"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officeooo:rsid="001a3517" style:font-style-asian="normal" style:font-weight-asian="bold" style:font-style-complex="normal" style:font-weight-complex="bold"/>
    </style:style>
    <style:style style:name="T35" style:family="text">
      <style:text-properties fo:font-style="normal" fo:font-weight="bold" officeooo:rsid="0022eec9" style:font-style-asian="normal" style:font-weight-asian="bold" style:font-style-complex="normal" style:font-weight-complex="bold"/>
    </style:style>
    <style:style style:name="T36" style:family="text">
      <style:text-properties fo:font-style="normal" fo:font-weight="bold" officeooo:rsid="00245147" style:font-style-asian="normal" style:font-weight-asian="bold" style:font-style-complex="normal" style:font-weight-complex="bold"/>
    </style:style>
    <style:style style:name="T37" style:family="text">
      <style:text-properties fo:font-style="normal" fo:font-weight="bold" officeooo:rsid="0026f759" style:font-style-asian="normal" style:font-weight-asian="bold" style:font-style-complex="normal" style:font-weight-complex="bold"/>
    </style:style>
    <style:style style:name="T38" style:family="text">
      <style:text-properties fo:font-style="normal" fo:font-weight="bold" officeooo:rsid="002917c2" style:font-style-asian="normal" style:font-weight-asian="bold" style:font-style-complex="normal" style:font-weight-complex="bold"/>
    </style:style>
    <style:style style:name="T39" style:family="text">
      <style:text-properties fo:font-style="normal" fo:font-weight="bold" officeooo:rsid="001c812a" style:font-style-asian="normal" style:font-weight-asian="bold" style:font-style-complex="normal" style:font-weight-complex="bold"/>
    </style:style>
    <style:style style:name="T40" style:family="text">
      <style:text-properties fo:font-style="normal" fo:font-weight="bold" officeooo:rsid="001cda7c" style:font-style-asian="normal" style:font-weight-asian="bold" style:font-style-complex="normal" style:font-weight-complex="bold"/>
    </style:style>
    <style:style style:name="T41" style:family="text">
      <style:text-properties fo:font-style="normal" fo:font-weight="bold" officeooo:rsid="0029a29e" style:font-style-asian="normal" style:font-weight-asian="bold" style:font-style-complex="normal" style:font-weight-complex="bold"/>
    </style:style>
    <style:style style:name="T42" style:family="text">
      <style:text-properties fo:font-style="normal" fo:font-weight="bold" officeooo:rsid="002a592e" style:font-style-asian="normal" style:font-weight-asian="bold" style:font-style-complex="normal" style:font-weight-complex="bold"/>
    </style:style>
    <style:style style:name="T43" style:family="text">
      <style:text-properties fo:font-style="normal" fo:font-weight="normal" officeooo:rsid="002a592e" style:font-style-asian="normal" style:font-weight-asian="normal" style:font-style-complex="normal" style:font-weight-complex="normal"/>
    </style:style>
    <style:style style:name="T44" style:family="text">
      <style:text-properties officeooo:rsid="002556e7"/>
    </style:style>
    <style:style style:name="T45" style:family="text">
      <style:text-properties officeooo:rsid="0026f759"/>
    </style:style>
    <style:style style:name="T46" style:family="text">
      <style:text-properties officeooo:rsid="002917c2"/>
    </style:style>
    <style:style style:name="T47" style:family="text">
      <style:text-properties officeooo:rsid="0029a29e"/>
    </style:style>
    <style:style style:name="T48" style:family="text">
      <style:text-properties fo:font-weight="normal" style:font-weight-asian="normal" style:font-weight-complex="normal"/>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fo:font-weight="normal" style:font-weight-asian="normal" style:font-weight-complex="normal"/>
    </style:style>
    <style:style style:name="T51" style:family="text">
      <style:text-properties style:font-name="Liberation Mono"/>
    </style:style>
    <style:style style:name="T52" style:family="text">
      <style:text-properties officeooo:rsid="002d57d1"/>
    </style:style>
    <style:style style:name="T53" style:family="text">
      <style:text-properties officeooo:rsid="002df569"/>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pnet<text:span text:style-name="T44">Serial</text:span>Server</text:p>
      <text:p text:style-name="P5"><text:date style:data-style-name="N76" text:date-value="2020-05-23T16:52:58.745637810">May 23, 2020</text:date><text:s/></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1"><text:a xlink:type="simple" xlink:href="#__RefHeading___Toc798_1532241226" text:style-name="Index_20_Link" text:visited-style-name="Index_20_Link">Introduction<text:tab/>1</text:a></text:p>
          <text:p text:style-name="P61"><text:a xlink:type="simple" xlink:href="#__RefHeading___Toc800_1532241226" text:style-name="Index_20_Link" text:visited-style-name="Index_20_Link">Serial Protocol<text:tab/>1</text:a></text:p>
          <text:p text:style-name="P61"><text:a xlink:type="simple" xlink:href="#__RefHeading___Toc802_1532241226" text:style-name="Index_20_Link" text:visited-style-name="Index_20_Link">Native Files<text:tab/>2</text:a></text:p>
          <text:p text:style-name="P61"><text:a xlink:type="simple" xlink:href="#__RefHeading___Toc804_1532241226" text:style-name="Index_20_Link" text:visited-style-name="Index_20_Link">Server Configuration<text:tab/>2</text:a></text:p>
          <text:p text:style-name="P61"><text:a xlink:type="simple" xlink:href="#__RefHeading___Toc806_1532241226" text:style-name="Index_20_Link" text:visited-style-name="Index_20_Link">HostFileBdos Server Properties<text:tab/>3</text:a></text:p>
          <text:p text:style-name="P61"><text:a xlink:type="simple" xlink:href="#__RefHeading___Toc808_1532241226" text:style-name="Index_20_Link" text:visited-style-name="Index_20_Link">Diablo 630 Implementation<text:tab/>4</text:a></text:p>
          <text:p text:style-name="P61"><text:a xlink:type="simple" xlink:href="#__RefHeading___Toc810_1532241226" text:style-name="Index_20_Link" text:visited-style-name="Index_20_Link">Network Boot<text:tab/>5</text:a></text:p>
        </text:index-body>
      </text:table-of-content>
      <text:p text:style-name="P1"/>
      <text:h text:style-name="Heading_20_2" text:outline-level="2"><text:bookmark-start text:name="__RefHeading___Toc798_1532241226"/>Introduction<text:bookmark-end text:name="__RefHeading___Toc798_1532241226"/></text:h>
      <text:p text:style-name="P2">Cpnet<text:span text:style-name="T45">Serial</text:span>Server is a JAVA program the implements a CP/NET server, with CP/M 3 extensions. It <text:span text:style-name="T45">uses a dedicated serial</text:span> connection <text:span text:style-name="T45">and provides a “server dispatch” function. It receives</text:span> requests <text:span text:style-name="T45">on the serial link, performs the dispatch to the appropriate server,</text:span> and provides CP/M-style access to native file folders on the host. <text:span text:style-name="T45">It can serve as a gateway between the serial link and network servers (CpnetSocketServer) using socket connections.</text:span></text:p>
      <text:p text:style-name="P2"/>
      <text:p text:style-name="P19">This JAVA program requires an external add-on package to support manipulation of serial ports. The package RXTX is required. See <text:a xlink:type="simple" xlink:href="http://rxtx.qbang.org/wiki/index.php/Download" text:style-name="Internet_20_link" text:visited-style-name="Visited_20_Internet_20_Link">http://rxtx.qbang.org/wiki/index.php/Download</text:a>. Tested with rxtx-2.2pre2-bins.zip.</text:p>
      <text:p text:style-name="P2"/>
      <text:p text:style-name="P20">This server has a great deal of code in common with CpnetSocketServer, particularly regarding access to native files.</text:p>
      <text:p text:style-name="P20"/>
      <text:h text:style-name="Heading_20_2" text:outline-level="2"><text:bookmark-start text:name="__RefHeading___Toc800_1532241226"/>Serial Protocol<text:bookmark-end text:name="__RefHeading___Toc800_1532241226"/></text:h>
      <text:p text:style-name="P21">The default serial protocol <text:s/>(ASCII CRC) used by this server (and compatible SNIOS implementations) is as follows for each message:</text:p>
      <text:p text:style-name="P21"/>
      <text:list xml:id="list2665029352" text:style-name="L1">
        <text:list-item>
          <text:p text:style-name="P57">Message start sequence “<text:span text:style-name="T51">++</text:span>”.</text:p>
        </text:list-item>
        <text:list-item>
          <text:p text:style-name="P57">Message data (CP/NET request/response) in 6 to 261 <text:span text:style-name="T49">pairs</text:span> of (uppercase) hexadecimal digits.</text:p>
        </text:list-item>
        <text:list-item>
          <text:p text:style-name="P57">Two pairs of <text:s/>hexadecimal digits representing the CRC16 of the <text:span text:style-name="T50">binary</text:span><text:span text:style-name="T48"> message data.</text:span></text:p>
        </text:list-item>
        <text:list-item>
          <text:p text:style-name="P57">Message end sequence “<text:span text:style-name="T51">--</text:span>”.</text:p>
        </text:list-item>
      </text:list>
      <text:p text:style-name="P21"/>
      <text:p text:style-name="P21">Receipt of the dash character(s) is required to consider the message complete. Once the message CRC has been verified, the message data may be inspected and the CP/NET function performed.</text:p>
      <text:p text:style-name="P21"/>
      <text:p text:style-name="P21">The CRC16 algorithm is represented by the follow<text:span text:style-name="T52">ing</text:span> <text:span text:style-name="T52">(</text:span>JAVA<text:span text:style-name="T52">)</text:span> code. The crc is <text:span text:style-name="T52">initialized</text:span> to the value 0xffff at the start of each message.</text:p>
      <text:p text:style-name="P21"/>
      <text:p text:style-name="P42"><text:soft-page-break/>private int crc;</text:p>
      <text:p text:style-name="P43">static final int POLY = 0x8408; </text:p>
      <text:p text:style-name="P43">private void crcByte(int data) { </text:p>
      <text:p text:style-name="P43"><text:s text:c="8"/>int i;</text:p>
      <text:p text:style-name="P43"><text:s text:c="8"/>int mask;</text:p>
      <text:p text:style-name="P43"><text:s text:c="8"/>for (i = 0; i &lt; 8; ++i) {</text:p>
      <text:p text:style-name="P43"><text:s text:c="16"/>mask = ((crc ^ data) &amp; 1);</text:p>
      <text:p text:style-name="P43"><text:s text:c="16"/>crc &gt;&gt;= 1;</text:p>
      <text:p text:style-name="P43"><text:s text:c="16"/>data &gt;&gt;= 1;</text:p>
      <text:p text:style-name="P43"><text:s text:c="16"/>if (mask != 0) { </text:p>
      <text:p text:style-name="P43"><text:s text:c="24"/>crc ^= POLY;</text:p>
      <text:p text:style-name="P43"><text:s text:c="16"/>}</text:p>
      <text:p text:style-name="P43"><text:s text:c="8"/>}</text:p>
      <text:p text:style-name="P43">}</text:p>
      <text:p text:style-name="P2"/>
      <text:p text:style-name="P22">The SNIOS in src/serial/snios.asm uses this protocol. The exact <text:span text:style-name="T53">character </text:span>transport is defined by the chrio.asm module, for example in src/ft245r/chrio.asm.</text:p>
      <text:h text:style-name="Heading_20_2" text:outline-level="2"><text:bookmark-start text:name="__RefHeading___Toc802_1532241226"/>Native Files<text:bookmark-end text:name="__RefHeading___Toc802_1532241226"/></text:h>
      <text:p text:style-name="P2">Native files must have lower-case only names. Mixed-case filenames will cause unpredictable results. All files created by CP/M will be in lower-case.</text:p>
      <text:p text:style-name="P2"/>
      <text:p text:style-name="P2">The file’s write permission is used to reflect the CP/M RO attribute. CP/M programs that change a file’s RO attribute will change the native file’s write permission.</text:p>
      <text:p text:style-name="P2"/>
      <text:p text:style-name="P2">The file’s execute permission is used to reflect the CP/M SYS attribute. Note that Windows will always show files as executable, and thus files on a Windows host will always have the SYS attribute set. Also remember that CP/M normally hides files that have the SYS attribute set. There is a server configuration setting the disables the SYS attribute, to avoid these issues on Windows hosts.</text:p>
      <text:p text:style-name="P2"/>
      <text:p text:style-name="P2">The CP/M ARCHIVE attribute is not supported.</text:p>
      <text:p text:style-name="P2"/>
      <text:p text:style-name="P2">Files that are not an even multiple of 128 bytes in size will be padded to a 128-byte multiple, using Ctrl-Z (EOF, 0x1a), when reading. Writing to a file always involves a full 128-byte record, so no additional padding is performed. The CP/M 3 feature “Set <text:span text:style-name="T1">File </text:span>Byte Count” will truncate a file to a specific, arbitrary, number of bytes, <text:span text:style-name="T1">after which the file may no longer be an even multiple of 128 bytes</text:span>.</text:p>
      <text:p text:style-name="P2"/>
      <text:h text:style-name="Heading_20_2" text:outline-level="2"><text:bookmark-start text:name="__RefHeading___Toc804_1532241226"/>Server Configuration<text:bookmark-end text:name="__RefHeading___Toc804_1532241226"/></text:h>
      <text:p text:style-name="P6">The server is configured using a “configuration file”, which is plan text formatted as “property = value” lines. The configuration file to be used is specified on the commandline using the parameter “<text:span text:style-name="T16">conf=</text:span><text:span text:style-name="T2">file</text:span>”. The environment variable <text:span text:style-name="T16">CPNET_CONFIG</text:span> may also specify the configuration file. If nothing is specified, the server will look in the current directory for “<text:span text:style-name="T16">cpnetrc</text:span>” and then the user’s home directory for “<text:span text:style-name="T16">.cpnetrc</text:span>”.</text:p>
      <text:p text:style-name="P6"/>
      <text:p text:style-name="P6">Many properties may be specified on the commandline, using a “parameter=value” format. The parameter names are the property names with the “cpnet_” prefix removed.</text:p>
      <text:p text:style-name="P6"/>
      <text:p text:style-name="P6">The following properties are recognized:</text:p>
      <text:p text:style-name="P6"><text:soft-page-break/></text:p>
      <text:p text:style-name="P6"><text:span text:style-name="T16">cpnet_log =</text:span> <text:span text:style-name="T2">log-file</text:span></text:p>
      <text:p text:style-name="P23">Diverts stderr to <text:span text:style-name="T2">log-file.</text:span></text:p>
      <text:p text:style-name="P6"/>
      <text:p text:style-name="P6"><text:span text:style-name="T16">cpnet_</text:span><text:span text:style-name="T37">tty </text:span><text:span text:style-name="T42">= </text:span><text:span text:style-name="T15">tty-dev</text:span><text:span text:style-name="T43"> [</text:span><text:span text:style-name="T15">baud</text:span><text:span text:style-name="T43">]</text:span></text:p>
      <text:p text:style-name="P37">The tty device to use for the connection. For example, “/dev/ttyUSB0”. May be set to “stdio” as well. The tty device name may be followed by the baud rate to use.</text:p>
      <text:p text:style-name="P6"/>
      <text:p text:style-name="P6"><text:span text:style-name="T16">cpnet_</text:span><text:span text:style-name="T22">cid</text:span><text:span text:style-name="T16"> =</text:span> <text:span text:style-name="T6">node-id</text:span></text:p>
      <text:p text:style-name="P32">Specifies the <text:span text:style-name="T45">CP/NET node ID to assign to the attached client. </text:span>Value is interpreted as a hexadecimal string, and must be in the range 0<text:span text:style-name="T45">1</text:span>-FE.</text:p>
      <text:p text:style-name="P6"/>
      <text:p text:style-name="P6"><text:span text:style-name="T16">cpnet_</text:span><text:span text:style-name="T22">proto</text:span><text:span text:style-name="T16"> =</text:span> <text:span text:style-name="T6">protocol</text:span></text:p>
      <text:p text:style-name="P23"><text:span text:style-name="T25">Specifies the </text:span><text:span text:style-name="T31">style of serial communications that the SNIOS expects. With no property, the protocol is ASCII with CRC. Specifying the property clears defaults to BINARY and no-CRC.</text:span></text:p>
      <text:p text:style-name="P6"/>
      <text:p text:style-name="P7"><text:span text:style-name="T16">cpnet_server</text:span><text:span text:style-name="T12">XX</text:span><text:span text:style-name="T16"> =</text:span> <text:span text:style-name="T7">server-spec</text:span></text:p>
      <text:p text:style-name="P38">Where <text:span text:style-name="T2">XX</text:span> is the hexadecimal node ID to use for the server. server-spec may be “HostFileBdos” <text:s/>(for local file folders) or “Socket” to specify a remote CpnetSocketServer instance. These options are discussed below.</text:p>
      <text:p text:style-name="P7"/>
      <text:h text:style-name="Heading_20_2" text:outline-level="2"><text:bookmark-start text:name="__RefHeading___Toc806_1532241226"/>HostFileBdos Server Properties<text:bookmark-end text:name="__RefHeading___Toc806_1532241226"/></text:h>
      <text:p text:style-name="P18">HostFileBdos properties may be specified in-line with (in the same file as) the CpnetSerialServer properties. In addition, the first argument to the “HostFileBdos” <text:span text:style-name="T47">server-spec</text:span> (may) specify the root dir, </text:p>
      <text:p text:style-name="P18"/>
      <text:p text:style-name="P11"><text:span text:style-name="T23">hostfilebdos</text:span><text:span text:style-name="T12">XX</text:span><text:span text:style-name="T16">_</text:span><text:span text:style-name="T23">temp</text:span><text:span text:style-name="T16"> =</text:span> <text:span text:style-name="T7">tmp-drv</text:span></text:p>
      <text:p text:style-name="P41">Specifies the CP/M drive letter to designate as the temporary drive. Default is “P”. The server does not use the temporary drive, but CP/M applications may. For example, MAIL.COM uses the temporary drive as the location for mail message files.</text:p>
      <text:p text:style-name="P50"/>
      <text:p text:style-name="P11"><text:span text:style-name="T23">hostfilebdos</text:span><text:span text:style-name="T12">XX</text:span><text:span text:style-name="T16">_</text:span><text:span text:style-name="T17">root_dir</text:span><text:span text:style-name="T16"> =</text:span> <text:span text:style-name="T3">path</text:span></text:p>
      <text:p text:style-name="P24"><text:span text:style-name="T24">Specifies the top-level (root) directory to be exported to CP/NET. Subdirectories named “a” through “p” are assumed, but not created automatically. Default will be “</text:span><text:span text:style-name="T33">~/HostFileBdos</text:span><text:span text:style-name="T24">”.</text:span></text:p>
      <text:p text:style-name="P7"/>
      <text:p text:style-name="P11"><text:span text:style-name="T23">hostfilebdos</text:span><text:span text:style-name="T12">XX</text:span><text:span text:style-name="T16">_</text:span><text:span text:style-name="T18">nosys</text:span></text:p>
      <text:p text:style-name="P34">Disable the CP/M SYS attribute, so files will not be hidden on Windows.</text:p>
      <text:p text:style-name="P8"/>
      <text:p text:style-name="P11"><text:span text:style-name="T23">hostfilebdos</text:span><text:span text:style-name="T12">XX</text:span><text:span text:style-name="T16">_</text:span><text:span text:style-name="T18">drive_</text:span><text:span text:style-name="T8">X</text:span><text:span text:style-name="T39"> </text:span><text:span text:style-name="T38">= </text:span><text:span text:style-name="T13">path</text:span></text:p>
      <text:p text:style-name="P24"><text:span text:style-name="T24">Where “</text:span><text:span text:style-name="T2">X</text:span><text:span text:style-name="T24">” is one of “a” through “p”. </text:span><text:span text:style-name="T26">Specify the path to use instead of “root_dir/X” for the exported CP/M drive.</text:span></text:p>
      <text:p text:style-name="P45"/>
      <text:p text:style-name="P56"><text:span text:style-name="T23">hostfilebdos</text:span><text:span text:style-name="T12">XX</text:span><text:span text:style-name="T16">_</text:span><text:span text:style-name="T19">lst</text:span><text:span text:style-name="T9">X</text:span><text:span text:style-name="T40"> </text:span><text:span text:style-name="T38">= </text:span><text:span text:style-name="T13">lst-spec</text:span></text:p>
      <text:p text:style-name="P25"><text:span text:style-name="T24">Where “</text:span><text:span text:style-name="T2">X</text:span><text:span text:style-name="T24">” is </text:span><text:span text:style-name="T26">a hexadecimal LST: device number, 0-F. Specify the implementation of the LST: device. The supported strings are:</text:span></text:p>
      <text:p text:style-name="P52"><text:span text:style-name="T24">“</text:span><text:span text:style-name="T33">&gt;</text:span><text:span text:style-name="T2">file</text:span><text:span text:style-name="T24">” - send all printer out to </text:span><text:span text:style-name="T2">file</text:span><text:span text:style-name="T24">. Note, this file will contain all output sent during the life of the server.</text:span></text:p>
      <text:p text:style-name="P53"><text:soft-page-break/><text:span text:style-name="T24">“</text:span><text:span text:style-name="T33">Diablo630Stream</text:span><text:span text:style-name="T24"> [</text:span><text:span text:style-name="T2">options</text:span><text:span text:style-name="T24">]” - </text:span><text:span text:style-name="T27">Use a basic emulation of the Diablo 630 dasiy-wheel printer, producing Postscript output. See section on the Diablo 630 implementation for options.</text:span></text:p>
      <text:p text:style-name="P35">At this time, no other printer handlers exist.</text:p>
      <text:p text:style-name="P45"/>
      <text:p text:style-name="P51"><text:span text:style-name="T46">Socket</text:span> Server Properties</text:p>
      <text:p text:style-name="P45"/>
      <text:p text:style-name="P47">Note: host and port may be specified after the “Socket” server-spec, in that order. In that case, there is no need for properties.</text:p>
      <text:p text:style-name="P45"/>
      <text:p text:style-name="P12"><text:span text:style-name="T38">cpnetserver</text:span><text:span text:style-name="T12">XX</text:span><text:span text:style-name="T33">_</text:span><text:span text:style-name="T38">host </text:span><text:span text:style-name="T41">= </text:span><text:span text:style-name="T14">host-or-ip</text:span></text:p>
      <text:p text:style-name="P33">Specifies the host network address <text:span text:style-name="T47">of the remote server</text:span>.</text:p>
      <text:p text:style-name="P46"/>
      <text:p text:style-name="P13"><text:span text:style-name="T38">cpnetserver</text:span><text:span text:style-name="T12">XX</text:span><text:span text:style-name="T33">_</text:span><text:span text:style-name="T41">port</text:span><text:span text:style-name="T38"> </text:span><text:span text:style-name="T41">= </text:span><text:span text:style-name="T14">port-number</text:span></text:p>
      <text:p text:style-name="P33">Specifies the port number <text:span text:style-name="T47">of the remote server</text:span>.</text:p>
      <text:p text:style-name="P48"/>
      <text:p text:style-name="P14">Starting the Server</text:p>
      <text:p text:style-name="P15"/>
      <text:p text:style-name="P15">Typical setup will include creating a configuration file that specifies all the necessary parameters. Then invoke the JAR file while specifying the configuration file. If stderr has not been redirected (using the log property/parameter) then the terminal will have messages displayed.</text:p>
      <text:p text:style-name="P15"/>
      <text:p text:style-name="P15">Typical startup command:</text:p>
      <text:p text:style-name="P15"/>
      <text:p text:style-name="P29"><text:span text:style-name="T24">java -jar Cpnet</text:span><text:span text:style-name="T32">Serial</text:span><text:span text:style-name="T24">Server.jar conf=</text:span><text:span text:style-name="T2">file</text:span></text:p>
      <text:p text:style-name="P15"/>
      <text:p text:style-name="P15">Other techniques may be used to start the server in the background or set it up to start automatically whenever the system is booted.</text:p>
      <text:p text:style-name="P15"/>
      <text:h text:style-name="Heading_20_2" text:outline-level="2"><text:bookmark-start text:name="__RefHeading___Toc808_1532241226"/>Diablo 630 Implementation<text:bookmark-end text:name="__RefHeading___Toc808_1532241226"/></text:h>
      <text:p text:style-name="P16">The Diablo 630 printer emulation is provided for convenience in serving printers to CP/NET clients. It is not a complete emulation, but supports the functions used by Magic Wand word processor. Magic Wand uses the printer’s micro-spacing, and does not depend on the printer’s “word processing” functions like print bold, or center a line.</text:p>
      <text:p text:style-name="P16"/>
      <text:p text:style-name="P16">Output will be turned into Postscript and sent to a file. Upon receipt of the CP/NET “end list” character (0xff), the output file will be closed and disposed of as configured (may be deleted depending on the configuration). Configuration properties way reside in the same file used for CpnetSocketServer. Similar to CpnetSocketServer, properties may also be used as commandline parameters by removing the prefix. The commandline in this case is the “[options]” part of the CpnetSocketServer LST: property.</text:p>
      <text:p text:style-name="P16"/>
      <text:p text:style-name="P16">The following properties are recognized:</text:p>
      <text:p text:style-name="P16"/>
      <text:p text:style-name="P9"><text:span text:style-name="T20">diablo630</text:span><text:span text:style-name="T16">_</text:span><text:span text:style-name="T20">file = </text:span><text:span text:style-name="T10">file</text:span></text:p>
      <text:p text:style-name="P30"><text:span text:style-name="T24">Establishes the name of the output file. This file is the current printer output. The contents of this file will be handled upon receipt of the “end list” character, depending on other </text:span><text:soft-page-break/><text:span text:style-name="T24">configuration parameters. </text:span><text:span text:style-name="T28">Default is “ps.out” and so must be changed if multiple LST: devices are being used on the same host, running in the same directory.</text:span></text:p>
      <text:p text:style-name="P36"/>
      <text:p text:style-name="P31"><text:span text:style-name="T33">NOTE:</text:span><text:span text:style-name="T24"> currently, this parameter must be specified on the commandline.</text:span></text:p>
      <text:p text:style-name="P17"/>
      <text:p text:style-name="P10"><text:span text:style-name="T20">diablo630</text:span><text:span text:style-name="T16">_</text:span><text:span text:style-name="T35">nogui</text:span></text:p>
      <text:p text:style-name="P39">Disables the GUI printer control panel. This is typically required in cases like CpnetSocketServer, although careful invocation of the server may allow for the GUI.</text:p>
      <text:p text:style-name="P49"/>
      <text:p text:style-name="P10"><text:span text:style-name="T20">diablo630</text:span><text:span text:style-name="T16">_</text:span><text:span text:style-name="T21">jobend</text:span><text:span text:style-name="T20"> = </text:span><text:span text:style-name="T11">action</text:span></text:p>
      <text:p text:style-name="P27"><text:span text:style-name="T24">Determines what will be done to the printer output file when the “end list” character is received. </text:span><text:span text:style-name="T29">Actions:</text:span></text:p>
      <text:p text:style-name="P54"><text:span text:style-name="T36">discard -</text:span><text:span text:style-name="T29"> erase the previous output and start over with an empty file.</text:span></text:p>
      <text:p text:style-name="P55"><text:span text:style-name="T33">save -</text:span><text:span text:style-name="T24"> save output in a unique filename.</text:span></text:p>
      <text:p text:style-name="P55"><text:span text:style-name="T33">queue</text:span><text:span text:style-name="T24"> </text:span><text:span text:style-name="T2">cmd</text:span><text:span text:style-name="T24"> </text:span><text:span text:style-name="T2">args</text:span><text:span text:style-name="T24"> – use the command template to process the output. </text:span><text:span text:style-name="T30">Any “%f” in </text:span><text:span text:style-name="T5">args</text:span><text:span text:style-name="T30"> will be replaced by the output file name.</text:span></text:p>
      <text:p text:style-name="P4"/>
      <text:p text:style-name="P10"><text:span text:style-name="T20">diablo630</text:span><text:span text:style-name="T16">_</text:span><text:span text:style-name="T21">paper</text:span><text:span text:style-name="T20"> = </text:span><text:span text:style-name="T11">paper</text:span></text:p>
      <text:p text:style-name="P26"><text:span text:style-name="T24">Determine the default paper size and orientation. The control panel allows paper to be changed. </text:span><text:span text:style-name="T30">Recognized paper keywords are LETTER, LEGAL, FORMS, PORTRAIT, LANDSCAPE, and GREENBAR. “FORMS” and “GREENBAR” are experimental values. “FORMS” is for 11x14 inch form-feed paper, “GREENBAR” overlays the familiar computer-center green-bar paper background in the postscript, but that does not print to paper if the postscript is sent to a printer.</text:span></text:p>
      <text:p text:style-name="P44"><text:span text:style-name="T24"><text:line-break/></text:span><text:span text:style-name="T33">diablo630</text:span><text:span text:style-name="T34">_</text:span><text:span text:style-name="T35">cpi</text:span><text:span text:style-name="T33"> = </text:span><text:span text:style-name="T4">cpi</text:span></text:p>
      <text:p text:style-name="P39">Determine the default CPI (characters per inch) setting. If not specified, “10” will be used. The control panel allows cpi to be changed.</text:p>
      <text:p text:style-name="P49"/>
      <text:p text:style-name="P10"><text:span text:style-name="T20">diablo630</text:span><text:span text:style-name="T16">_</text:span><text:span text:style-name="T21">lpi</text:span><text:span text:style-name="T20"> = </text:span><text:span text:style-name="T11">lpi</text:span></text:p>
      <text:p text:style-name="P39">Determine the default LPI (lines per inch) setting. If not specified, “6” will be used. The control panel allows cpi to be changed.</text:p>
      <text:p text:style-name="P49"/>
      <text:p text:style-name="P10"><text:span text:style-name="T20">diablo630</text:span><text:span text:style-name="T16">_</text:span><text:span text:style-name="T21">font</text:span><text:span text:style-name="T20"> = </text:span><text:span text:style-name="T11">font</text:span></text:p>
      <text:p text:style-name="P26"><text:span text:style-name="T24">Determine the default font (typewheel). Font typically needs to be mono-spaced. <text:s/></text:span><text:span text:style-name="T29">If not specified, the system provided “Monospaced/PLAIN/12” font will be used. </text:span><text:span text:style-name="T24">The control panel allows font to be changed.</text:span></text:p>
      <text:p text:style-name="P39"/>
      <text:p text:style-name="P40">The value contains three fields, separated by spaces in the property file or commas on the commandline. The values are name, style, and point-size. These must match JAVA font parameters.</text:p>
      <text:p text:style-name="P40"/>
      <text:p text:style-name="P28"><text:span text:style-name="T33">NOTE:</text:span><text:span text:style-name="T24"> currently, font style is not parsed. The font will always be “PLAIN”.</text:span></text:p>
      <text:p text:style-name="P49"/>
      <text:h text:style-name="Heading_20_2" text:outline-level="2"><text:bookmark-start text:name="__RefHeading___Toc810_1532241226"/>Network Boot<text:bookmark-end text:name="__RefHeading___Toc810_1532241226"/></text:h>
      <text:p text:style-name="P60">Booting from the network is not supported in the CpnetSerialServer application directly, however socket connections to CpnetSocketServers do support network bo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4T17:00:16.207568057</meta:creation-date>
    <dc:date>2020-05-23T16:52:58.552335449</dc:date>
    <meta:editing-duration>PT44M19S</meta:editing-duration>
    <meta:editing-cycles>11</meta:editing-cycles>
    <meta:generator>LibreOffice/6.0.7.3$Linux_X86_64 LibreOffice_project/00m0$Build-3</meta:generator>
    <meta:document-statistic meta:table-count="0" meta:image-count="0" meta:object-count="0" meta:page-count="5" meta:paragraph-count="109" meta:word-count="1622" meta:character-count="10401" meta:non-whitespace-character-count="8746"/>
  </office:meta>
</office:document-meta>
</file>